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3ebc8"/>
    </style:style>
    <style:style style:name="T1" style:family="text">
      <style:text-properties officeooo:rsid="0003eb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6436230" text:style-name="L1">
        <text:list-item>
          <text:p text:style-name="P1"><text:span text:style-name="T1">Openvas (versión libre de nessus para auditoría) en backtrack 5: </text:span><text:a xlink:type="simple" xlink:href="http://hackertarget.com/install-openvas-5-in-ubuntu-12-04/"><text:span text:style-name="T1">http://hackertarget.com/install-openvas-5-in-ubuntu-12-04/</text:span></text:a></text:p>
        </text:list-item>
        <text:list-item>
          <text:p text:style-name="P1"><text:span text:style-name="T1">escaner de vulnerabilidades web: nikto, acuntei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01T12:00:02</meta:creation-date>
    <dc:date>2012-11-01T12:02:00</dc:date>
    <dc:creator>ivan </dc:creator>
    <meta:editing-duration>P0D</meta:editing-duration>
    <meta:editing-cycles>1</meta:editing-cycles>
    <meta:document-statistic meta:table-count="0" meta:image-count="0" meta:object-count="0" meta:page-count="1" meta:paragraph-count="2" meta:word-count="19" meta:character-count="173" meta:non-whitespace-character-count="158"/>
    <meta:generator>LibreOffice/3.6$Linux_x86 LibreOffice_project/360m1$Build-102</meta:generator>
  </office:meta>
</office:document-meta>
</file>